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Mattilanniemi</text:p>
          </table:table-cell>
          <table:table-cell office:value-type="string">
            <text:p>Alue</text:p>
          </table:table-cell>
        </table:table-row>
        <table:table-row table:style-name="ro1">
          <table:table-cell office:value-type="string">
            <text:p>Mattilanniemi 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B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C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D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attilanniemi E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Mus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 Auditorio 1, Martti Ahtisaari -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Ag B212.2 (Mountains)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 008</text:p>
          </table:table-cell>
          <table:table-cell office:value-type="string">
            <text:p>Yhtyesoittotila</text:p>
          </table:table-cell>
        </table:table-row>
        <table:table-row table:style-name="ro1">
          <table:table-cell office:value-type="string">
            <text:p>M 0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M 015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M 1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108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 2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M 206</text:p>
          </table:table-cell>
          <table:table-cell office:value-type="string">
            <text:p>Yhtyesoittotila</text:p>
          </table:table-cell>
        </table:table-row>
        <table:table-row table:style-name="ro1">
          <table:table-cell office:value-type="string">
            <text:p>M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0 Tutkijahuone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 2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216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M 307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M 308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M 319 Musiikkiteknologialuokka (Macintosh)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320A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1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1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10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105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20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20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210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2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A 217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A 225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A aul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aD 1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108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MaD 2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05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06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238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MaD 24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47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248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25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0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5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MaD 35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8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D 38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AT 10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M aul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icroscope at Nanoscience centre - Cell Observer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Microscope at Nanoscience centre - Olympus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Microscope at Nanoscience centre - Zeiss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Mikrokärry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ikrovaunu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 Kahvio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onitoimitalo judosali 1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judosali 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judosali 3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1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palloilulohko 3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onitoimitalo Squash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Musiikkiterapian tutkimusklinikka I</text:p>
          </table:table-cell>
          <table:table-cell office:value-type="string">
            <text:p>Musiikkiterapiatila</text:p>
          </table:table-cell>
        </table:table-row>
        <table:table-row table:style-name="ro1">
          <table:table-cell office:value-type="string">
            <text:p>Musiikkiterapian tutkimusklinikka II</text:p>
          </table:table-cell>
          <table:table-cell office:value-type="string">
            <text:p>Musiikkiterapiatila</text:p>
          </table:table-cell>
        </table:table-row>
        <table:table-row table:style-name="ro1">
          <table:table-cell office:value-type="string">
            <text:p>Viveca 112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imi</text:p>
          </table:table-cell>
          <table:table-cell office:value-type="string">
            <text:p>Tyyppi</text:p>
          </table:table-cell>
        </table:table-row>
        <table:table-row table:style-name="ro1">
          <table:table-cell office:value-type="string">
            <text:p>Nanoscience Center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Normaalikoulu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 C201 (nykyisin B201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301 (nykyisin B301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Balzers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Edwards Auto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e_LiNE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LEO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anoscope IV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anoscope V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anoscribe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MR250-spectrometer at Dept. of Chemistry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liikuntasali 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liikuntasali 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näyttämö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maalikoulun yläkoulun ja lukion teline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Norssin squash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RIE/CVD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ube Furnace (DIRTY tube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Wet etch bench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Opinkiv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Oppi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O 103/10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 11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 11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 115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O 116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 30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HJ10 A2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20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OHJ10 B12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24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162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HJ10 B2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49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B49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HJ10 D157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OHJ10 D418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OHJ10 D448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OHJ10 D450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OHJ10 D462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Olympus Viveca 114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OPK 13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3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PK 14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4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HJ10 D452</text:p>
          </table:table-cell>
          <table:table-cell office:value-type="float" office:value="-0">
            <text:p>0</text:p>
          </table:table-cell>
        </table:table-row>
        <table:table-row table:style-name="ro1">
          <table:table-cell office:value-type="string">
            <text:p>Philolog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äärakennus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D125.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Kappel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kehitys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koulutus.korppi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Lyhty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 1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11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P 13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13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9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22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3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2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arviaisen talo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C-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Peräkärry: Trailer / WFE-159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PiB 1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B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iC 01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iC 13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C 140B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nacothec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istettu sali. Ei varattavissa.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Pormestar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S (Palloi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Puutarhurintalo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testi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Philologic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Päärakennus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D125.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Kappel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kehitys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koulutus.korppi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Lyhty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 11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113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P 13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13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09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2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22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0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0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 314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 32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arviaisen talo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C-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Peräkärry: Trailer / WFE-159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PiB 10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B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PiC 01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PiC 13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C 140B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Pinacothec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istettu sali. Ei varattavissa.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Pormestar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osteritötterö 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S (Palloi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Puutarhurintalo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testi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Rehtoraatt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R (Ryhtilä)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Reh 14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RIE/CVD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RS (Rytmiikka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Ruudunlukuohjelma ( USB 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veca 113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Nimi</text:p>
          </table:table-cell>
          <table:table-cell office:value-type="string">
            <text:p>Tyyppi</text:p>
          </table:table-cell>
        </table:table-row>
        <table:table-row table:style-name="ro1">
          <table:table-cell office:value-type="string">
            <text:p>Seminaarinmäki</text:p>
          </table:table-cell>
          <table:table-cell office:value-type="string">
            <text:p>Alue</text:p>
          </table:table-cell>
        </table:table-row>
        <table:table-row table:style-name="ro1">
          <table:table-cell office:value-type="string">
            <text:p>Seminaarinmäki Kirjast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Seminarium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Soveltava kemia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 B211.1 (Sovjet)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ILO Studio 4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ILO Studio 5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L141 Monttu (suorat hapenottokykytestit)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Liikuntalaboratorio 150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Normaalikoulun alakoulun sali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Ruudunlukuohjelma ( USB 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 110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S 2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2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2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 21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S 3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3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 3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auna (Fennicum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Sem D 104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Sem D 1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em D 112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Sem D 119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Sem D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em D 212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Sem D 30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iirrettävä induktiosilmukk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imulaattori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Sovellusprojektien digitaalikamer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digitaalisanelin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kannettava (Dell Latitude/D505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kannettava (Dell Latitude E6400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MiniDisc-tallennin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USB-muistitikku Kingston 1GB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videoprojektori Acer PD525D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ovellusprojektien videoprojektori inFocus LP130Z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SQ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Säädettävä valaisin Waldmann STE 136</text:p>
          </table:table-cell>
          <table:table-cell office:value-type="string">
            <text:p>Oheisvarattav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knologiakasvatus ja tekninen työ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 C226.1 (Tietotekniikan projektien kokoushuone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421.1 (TLA-neukkari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526 (TTL-neukkari)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Liikuntalaboratorio 12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2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3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3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T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T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T 302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T 4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ablet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almikro (lainattava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altykki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enttikone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esti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IPTOP ACP-huone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K1 (Tenniskenttä 1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K2 (Tenniskenttä 2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S (Teline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TTL:n kannettava mikro (Dell Latitude C640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digitaalikamera Canon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digitaalivideokamera Canon + jalust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kannettava Acer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-tietoliikennelaboratorion videoprojektor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Tube Furnace (DIRTY tube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utkimusas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Nimi</text:p>
          </table:table-cell>
          <table:table-cell office:value-type="string">
            <text:p>Tyyppi</text:p>
          </table:table-cell>
        </table:table-row>
        <table:table-row table:style-name="ro1">
          <table:table-cell office:value-type="string">
            <text:p>Teknologiakasvatus ja tekninen työ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Ag C226.1 (Tietotekniikan projektien kokoushuone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421.1 (TLA-neukkari)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Ag C526 (TTL-neukkari)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Liikuntalaboratorio 12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2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3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Liikuntalaboratorio 13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M 014 -tutkimuslaboratorio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T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T 207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T 302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T 40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ablet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almikro (lainattava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altykki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enttikone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estikorppi.cc.jyu.fi (palvelin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IPTOP ACP-huone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TK1 (Tenniskenttä 1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K2 (Tenniskenttä 2)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TS (Teline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TTL:n kannettava mikro (Dell Latitude C640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digitaalikamera Canon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digitaalivideokamera Canon + jalust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 Ope-linjan kannettava Acer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TL-tietoliikennelaboratorion videoprojektori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Tube Furnace (DIRTY tube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tutkimusas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BLOMSTEDT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Liikuntalaboratorio 11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PAULAHARJU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Säädettävä valaisin Waldmann STE 136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arhaiskasvatuksen laitos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Vene: Bosmina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Faster 515 jetti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HT-Buster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Hybris/Buster RS (Konnevesi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Hydra Kaunotar 27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Lätkä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Made I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Mini-Buster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ene: Vanha Faster (Konnevesi)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itaniemi tekojää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Viitaniemi tekonurmi</text:p>
          </table:table-cell>
          <table:table-cell office:value-type="string">
            <text:p>Ulkoliikuntatila</text:p>
          </table:table-cell>
        </table:table-row>
        <table:table-row table:style-name="ro1">
          <table:table-cell office:value-type="string">
            <text:p>Villa Ran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Viveca 002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Viveca 108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veca 111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veca 112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veca 113</text:p>
          </table:table-cell>
          <table:table-cell office:value-type="string">
            <text:p>Oheisvarattava</text:p>
          </table:table-cell>
        </table:table-row>
        <table:table-row table:style-name="ro1">
          <table:table-cell office:value-type="string">
            <text:p>Viveca 130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Viveca 1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Viveca 145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25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iveca 29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35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Viveca 353 (lapsiryhmätila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Viveca 416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Viveca 46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iveca 548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Viveca 574, kokoustila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Viveca 574, sauna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VS (Voimistelusali)</text:p>
          </table:table-cell>
          <table:table-cell office:value-type="string">
            <text:p>Sisäliikuntatila</text:p>
          </table:table-cell>
        </table:table-row>
        <table:table-row table:style-name="ro1">
          <table:table-cell office:value-type="string">
            <text:p>Nimi</text:p>
          </table:table-cell>
          <table:table-cell office:value-type="string">
            <text:p>Tyyppi</text:p>
          </table:table-cell>
        </table:table-row>
        <table:table-row table:style-name="ro1">
          <table:table-cell office:value-type="string">
            <text:p>X 12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X 125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14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147 (Kemian laboratorio)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X 15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151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X 152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X 207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209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10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X 222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223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X 22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2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38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24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4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24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08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X 32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X 326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27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28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X 331</text:p>
          </table:table-cell>
          <table:table-cell office:value-type="string">
            <text:p>Työhuone</text:p>
          </table:table-cell>
        </table:table-row>
        <table:table-row table:style-name="ro1">
          <table:table-cell office:value-type="string">
            <text:p>Nimi</text:p>
          </table:table-cell>
          <table:table-cell office:value-type="string">
            <text:p>Tyyppi</text:p>
          </table:table-cell>
        </table:table-row>
        <table:table-row table:style-name="ro1">
          <table:table-cell office:value-type="string">
            <text:p>Opinkivi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</text:p>
          </table:table-cell>
          <table:table-cell office:value-type="string">
            <text:p>Alue</text:p>
          </table:table-cell>
        </table:table-row>
        <table:table-row table:style-name="ro1">
          <table:table-cell office:value-type="string">
            <text:p>Ylistönrinne E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F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Kirjast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Ylistönrinne O</text:p>
          </table:table-cell>
          <table:table-cell office:value-type="string">
            <text:p>Rakennus</text:p>
          </table:table-cell>
        </table:table-row>
        <table:table-row table:style-name="ro1">
          <table:table-cell office:value-type="string">
            <text:p>Connect 1 (YO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Connect 2 (YO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Connect 3 (YO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Connect 4 (YO)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FL14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FYS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ILO Studio 4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ILO Studio 5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string">
            <text:p>OPK 136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3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OPK 141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OPK 142</text:p>
          </table:table-cell>
          <table:table-cell office:value-type="string">
            <text:p>Seminaarihuone</text:p>
          </table:table-cell>
        </table:table-row>
        <table:table-row table:style-name="ro1">
          <table:table-cell office:value-type="string">
            <text:p>Y33 10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10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33 11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32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3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3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3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33 165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166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2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3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403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33 411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AA204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AA30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A30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AB314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0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2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B324</text:p>
          </table:table-cell>
          <table:table-cell office:value-type="string">
            <text:p>Laboratorio</text:p>
          </table:table-cell>
        </table:table-row>
        <table:table-row table:style-name="ro1">
          <table:table-cell office:value-type="string">
            <text:p>YAC34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A D212.1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YFL 349</text:p>
          </table:table-cell>
          <table:table-cell office:value-type="string">
            <text:p>Mikroluokka</text:p>
          </table:table-cell>
        </table:table-row>
        <table:table-row table:style-name="ro1">
          <table:table-cell office:value-type="string">
            <text:p>Ylistö</text:p>
          </table:table-cell>
          <table:table-cell office:value-type="string">
            <text:p>Yleistila</text:p>
          </table:table-cell>
        </table:table-row>
        <table:table-row table:style-name="ro1">
          <table:table-cell office:value-type="string">
            <text:p>YlistöKem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2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3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listöKem4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N 12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N 122</text:p>
          </table:table-cell>
          <table:table-cell office:value-type="string">
            <text:p>Videoneuvottelutila</text:p>
          </table:table-cell>
        </table:table-row>
        <table:table-row table:style-name="ro1">
          <table:table-cell office:value-type="string">
            <text:p>YN 330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YN 34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YSK 314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YSK 323</text:p>
          </table:table-cell>
          <table:table-cell office:value-type="string">
            <text:p>Muu tila</text:p>
          </table:table-cell>
        </table:table-row>
        <table:table-row table:style-name="ro1">
          <table:table-cell office:value-type="string">
            <text:p>YSK 520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YTP204, Technopolis</text:p>
          </table:table-cell>
          <table:table-cell office:value-type="string">
            <text:p>Kokoustila</text:p>
          </table:table-cell>
        </table:table-row>
        <table:table-row table:style-name="ro1">
          <table:table-cell office:value-type="string">
            <text:p>Z 020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021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035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 106</text:p>
          </table:table-cell>
          <table:table-cell office:value-type="string">
            <text:p>Opetustila</text:p>
          </table:table-cell>
        </table:table-row>
        <table:table-row table:style-name="ro1">
          <table:table-cell office:value-type="string">
            <text:p>Zeiss konfokaali Viveca 114b</text:p>
          </table:table-cell>
          <table:table-cell office:value-type="string">
            <text:p>Oheisvarattav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ochez</meta:initial-creator>
    <meta:creation-date>2013-09-26T15:52:26</meta:creation-date>
    <dc:date>2013-09-26T16:03:08</dc:date>
    <dc:creator>Michael Cochez</dc:creator>
    <meta:editing-duration>P0D</meta:editing-duration>
    <meta:editing-cycles>1</meta:editing-cycles>
    <meta:document-statistic meta:table-count="3" meta:cell-count="878" meta:object-count="0"/>
    <meta:generator>LibreOffice/3.5$Linux_X86_64 LibreOffice_project/350m1$Build-2</meta:generator>
  </office:meta>
</office:document-meta>
</file>